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bda31" officeooo:paragraph-rsid="001bda31"/>
    </style:style>
    <style:style style:name="P2" style:family="paragraph" style:parent-style-name="Text_20_body">
      <style:text-properties fo:font-weight="normal" officeooo:rsid="001bda31" officeooo:paragraph-rsid="001bda31" style:font-weight-asian="normal" style:font-weight-complex="normal"/>
    </style:style>
    <style:style style:name="P3" style:family="paragraph" style:parent-style-name="Text_20_body">
      <style:text-properties fo:font-weight="normal" officeooo:rsid="001c97aa" officeooo:paragraph-rsid="001c97aa" style:font-weight-asian="normal" style:font-weight-complex="normal"/>
    </style:style>
    <style:style style:name="P4" style:family="paragraph" style:parent-style-name="Text_20_body">
      <style:text-properties fo:font-weight="normal" officeooo:rsid="001cc195" officeooo:paragraph-rsid="001cc195" style:font-weight-asian="normal" style:font-weight-complex="normal"/>
    </style:style>
    <style:style style:name="P5" style:family="paragraph" style:parent-style-name="Heading_20_2">
      <style:text-properties officeooo:rsid="001bda31" officeooo:paragraph-rsid="001bda31"/>
    </style:style>
    <style:style style:name="T1" style:family="text">
      <style:text-properties officeooo:rsid="001c97aa"/>
    </style:style>
    <style:style style:name="T2" style:family="text">
      <style:text-properties officeooo:rsid="001e7d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AAAA ~respiração do ACDC aliviado</text:h>
      <text:p text:style-name="P1"/>
      <text:p text:style-name="P2">Crítica ao texto “Fé e razão as duas asas para elevar-se a verdade”</text:p>
      <text:p text:style-name="P2"/>
      <text:p text:style-name="P2">O texto começa com uma sugestão de união entre fé e razão que a tempos vem sendo colocadas como antagonicas pela academia filosifica e o ex-papa João Paulo II propõe uma união amigavel entre ambas ,já que ambas estão em busca da verdade <text:span text:style-name="T1">e que essa busca era importante pra humanidade e que essa rixa era prejudicial para todo mundo.Ja que muitos simplesmente desistiam dessa simples questão humana que é a busca dele mesmo.</text:span></text:p>
      <text:p text:style-name="P3">A ousadia de formular as perguntas radicais, e de se escutar algumas respostas radicais </text:p>
      <text:p text:style-name="P4">Paulo critica a filosofia dizendo que hoje ela parece ter se disvirtuado dessa busca a verdade e hoje ela simplesmente se foca em atacar a religião e a minimizar o ser humano ,rebaixando o ser humano como ser limitante e incapaz, com verdades mal contadas e exemplos fracos.E que o homem estava ficando cada vez mais desconfiado de sua capacidade e partindo para pontos de vistas considerados como nocivos .<text:line-break/><text:span text:style-name="T2">Porém considero que o papel da filosofia em relação a fé é de simplesmente criticar o que se considera-se como verdade por parte da religião e imaginar que ela pode não conseguir enxergar boa parte da mesma por amarras criadas por ela mesma.Já que essa escola considera apenas uma verdade absoluta e imutável ,sendo que para se chegar uma resposta você pode tomar vários caminhos para a mesma . Já sobre a parte de propagar o Evangelho , e claro como uma visão dessas poderia causar discórdia entre os grupos , mas a conversa argumentativa e uma simples liberdade de escolha poderiam muito bem ser aplicadas . E se o homem hoje se encontra no niilismo completo e sem base para enfrentar os problemas da vida é por uma questão de falta de comunicação e pela má impressão que essas questões causam para a população como um todo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7T01:05:55.661963059</meta:creation-date>
    <dc:date>2017-05-07T02:09:14.584751423</dc:date>
    <meta:editing-duration>PT12M26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5" meta:word-count="324" meta:character-count="1846" meta:non-whitespace-character-count="1525"/>
  </office:meta>
</office:document-meta>
</file>